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sk" fo:country="SK"/>
    </style:style>
    <style:style style:name="P2" style:family="paragraph" style:parent-style-name="Text_20_body">
      <style:text-properties fo:language="sk" fo:country="SK" officeooo:rsid="002a4a98" officeooo:paragraph-rsid="002a4a98"/>
    </style:style>
    <style:style style:name="P3" style:family="paragraph" style:parent-style-name="Heading_20_1">
      <style:text-properties fo:language="sk" fo:country="SK"/>
    </style:style>
    <style:style style:name="T1" style:family="text">
      <style:text-properties officeooo:rsid="0017a9b0"/>
    </style:style>
    <style:style style:name="T2" style:family="text">
      <style:text-properties officeooo:rsid="001c6a7e"/>
    </style:style>
    <style:style style:name="T3" style:family="text">
      <style:text-properties officeooo:rsid="001e59a1"/>
    </style:style>
    <style:style style:name="T4" style:family="text">
      <style:text-properties officeooo:rsid="001fbac3"/>
    </style:style>
    <style:style style:name="T5" style:family="text">
      <style:text-properties officeooo:rsid="002133f3"/>
    </style:style>
    <style:style style:name="T6" style:family="text">
      <style:text-properties officeooo:rsid="0027eb03"/>
    </style:style>
    <style:style style:name="T7" style:family="text">
      <style:text-properties officeooo:rsid="002a4a98"/>
    </style:style>
    <style:style style:name="T8" style:family="text">
      <style:text-properties officeooo:rsid="002b8805"/>
    </style:style>
    <style:style style:name="T9" style:family="text">
      <style:text-properties officeooo:rsid="002d795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Ú<text:span text:style-name="T1">loha 4</text:span></text:h>
      <text:p text:style-name="P1">Dobre, takže v tejto úlohe je iba podstatné uvedomiť si, že sila, ktorá pôsobí na vodu nad guľou je tá sila ktorá tlačí guľu dole<text:span text:style-name="T2">. No a teda tlak na guľu zhora bude hustota vody krát objem valca mínus objem polgule: </text:span><text:span text:style-name="T2"><draw:frame draw:style-name="fr1" draw:name="Object1" text:anchor-type="as-char" svg:y="-0.2417in" svg:width="3.7972in" svg:height="0.387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. </text:span><text:span text:style-name="T9">Dobre, teraz vieme, že výsledná hydrostatická sila, ktorú môžeme vypočítať aj z Archimedovho zákona, je súčtom síl ktoré pôsobia na teleso zhora aj zdola (zo strán sa vyrušia), čiže</text:span><text:span text:style-name="T3"> sila pôsobiaca na guľu z druhej strany bude </text:span><text:span text:style-name="T8">väčšia </text:span><text:span text:style-name="T3"><text:s/></text:span><text:span text:style-name="T8">o silu, ktorou voda nadnáša naše teleso, ktorá je rovná gravitačnej sile (lebo teleso je v pokoji); a teda</text:span><text:span text:style-name="T3"><draw:frame draw:style-name="fr1" draw:name="Object2" text:anchor-type="as-char" svg:y="-0.2417in" svg:width="3.5181in" svg:height="0.3874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. </text:span><text:span text:style-name="T4">F₃ bude iba </text:span><text:span text:style-name="T5">hmotnosť hornej polgule plus sila ktorou pôsobí na dolnú no a keďže polguľa má rovnakú hustotu ako voda tak to môžeme vypočítať iba ako valec</text:span><text:span text:style-name="T5"><draw:frame draw:style-name="fr1" draw:name="Object3" text:anchor-type="as-char" svg:y="-0.172in" svg:width="0.8925in" svg:height="0.2327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">. </text:span><text:span text:style-name="T6">N</text:span><text:span text:style-name="T4">o a čo sa tých pomerov týka tak q₁ bude </text:span><text:span text:style-name="T4"><draw:frame draw:style-name="fr1" draw:name="Object4" text:anchor-type="as-char" svg:y="-0.4472in" svg:width="1.3728in" svg:height="0.7992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"><text:s/></text:span><text:span text:style-name="T6">a q₂ bude </text:span><text:span text:style-name="T6"><draw:frame draw:style-name="fr1" draw:name="Object5" text:anchor-type="as-char" svg:y="-0.2744in" svg:width="1.0437in" svg:height="0.6256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6">.</text:span></text:p>
      <text:p text:style-name="P2">No a pre poslednú časť úlohy mi stačí iba hodiť tie veci do kalkulačky a dostanem:</text:p>
      <text:p text:style-name="Preformatted_20_Text">; p = 1000</text:p>
      <text:p text:style-name="Preformatted_20_Text">; R = 0.05</text:p>
      <text:p text:style-name="Preformatted_20_Text">; g = 9.8</text:p>
      <text:p text:style-name="Preformatted_20_Text">; PI = 3.14159265358979323846</text:p>
      <text:p text:style-name="Preformatted_20_Text">;</text:p>
      <text:p text:style-name="Preformatted_20_Text">; F1=(1/3)*g*p*PI*(R^3)</text:p>
      <text:p text:style-name="Preformatted_20_Text">; F2=(5/3)*g*p*PI*(R^3)</text:p>
      <text:p text:style-name="Preformatted_20_Text">; F3=g*p*PI*(R^3)</text:p>
      <text:p text:style-name="Preformatted_20_Text">; <text:span text:style-name="T7">q1=F2/F1</text:span></text:p>
      <text:p text:style-name="Preformatted_20_Text">; <text:span text:style-name="T7">q2=F3/F1</text:span></text:p>
      <text:p text:style-name="Preformatted_20_Text">;</text:p>
      <text:p text:style-name="Preformatted_20_Text">; F1</text:p>
      <text:p text:style-name="Preformatted_20_Text"><text:s text:c="8"/>~1.28281700021583223904</text:p>
      <text:p text:style-name="Preformatted_20_Text">; F2</text:p>
      <text:p text:style-name="Preformatted_20_Text"><text:s text:c="8"/>~6.41408500107916119519</text:p>
      <text:p text:style-name="Preformatted_20_Text">; F3</text:p>
      <text:p text:style-name="Preformatted_20_Text"><text:s text:c="8"/>~3.84845100064749671711</text:p>
      <text:p text:style-name="Preformatted_20_Text">; <text:span text:style-name="T7">q1</text:span></text:p>
      <text:p text:style-name="Preformatted_20_Text"><text:s text:c="8"/><text:span text:style-name="T7">5</text:span></text:p>
      <text:p text:style-name="Preformatted_20_Text">; <text:span text:style-name="T7">q2</text:span></text:p>
      <text:p text:style-name="Preformatted_20_Text"><text:s text:c="8"/><text:span text:style-name="T7">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6T15:53:31.461117445</meta:creation-date>
    <dc:date>2021-04-27T14:31:05.740333478</dc:date>
    <meta:editing-duration>PT1H53M52S</meta:editing-duration>
    <meta:editing-cycles>11</meta:editing-cycles>
    <meta:generator>LibreOffice/7.1.0.3$Linux_X86_64 LibreOffice_project/10$Build-3</meta:generator>
    <meta:document-statistic meta:table-count="0" meta:image-count="0" meta:object-count="5" meta:page-count="1" meta:paragraph-count="24" meta:word-count="205" meta:character-count="1131" meta:non-whitespace-character-count="911"/>
  </office:meta>
</office:document-meta>
</file>

<file path=Object 1/content.xml><?xml version="1.0" encoding="utf-8"?>
<math xmlns="http://www.w3.org/1998/Math/MathML" display="block">
  <semantics>
    <mrow>
      <mrow>
        <msub>
          <mi>F</mi>
          <mn>1</mn>
        </msub>
        <mo stretchy="false">=</mo>
        <mi>g</mi>
      </mrow>
      <mi>ρ</mi>
      <mrow>
        <mrow>
          <mo fence="true" form="prefix" stretchy="false">(</mo>
          <mrow>
            <mrow>
              <mrow>
                <mi>R</mi>
                <mo stretchy="false">⋅</mo>
                <mi>π</mi>
              </mrow>
              <mrow>
                <msup>
                  <mi>r</mi>
                  <mn>2</mn>
                </msup>
                <mo stretchy="false">−</mo>
                <mfrac bevelled="true">
                  <mn>2</mn>
                  <mn>3</mn>
                </mfrac>
              </mrow>
              <mi>π</mi>
              <msup>
                <mi>R</mi>
                <mn>3</mn>
              </msup>
            </mrow>
          </mrow>
          <mo fence="true" form="postfix" stretchy="false">)</mo>
        </mrow>
        <mo stretchy="false">=</mo>
        <mi>g</mi>
      </mrow>
      <mi>ρ</mi>
      <mrow>
        <mo fence="true" form="prefix" stretchy="false">(</mo>
        <mrow>
          <mrow>
            <mn>1</mn>
            <mo stretchy="false">−</mo>
            <mfrac bevelled="true">
              <mn>2</mn>
              <mn>3</mn>
            </mfrac>
          </mrow>
        </mrow>
        <mo fence="true" form="postfix" stretchy="false">)</mo>
      </mrow>
      <mi>π</mi>
      <mrow>
        <msup>
          <mi>R</mi>
          <mn>3</mn>
        </msup>
        <mo stretchy="false">=</mo>
        <mfrac bevelled="true">
          <mn>1</mn>
          <mn>3</mn>
        </mfrac>
      </mrow>
      <mi>g</mi>
      <mi>ρ</mi>
      <mi>π</mi>
      <msup>
        <mi>R</mi>
        <mn>3</mn>
      </msup>
    </mrow>
    <annotation encoding="StarMath 5.0">F_1 =g%rho( R cdot %pi r^2 - {2 wideslash 3} %pi R^3 ) = g%rho( 1-2 wideslash 3 )%pi R^3  ={1 wideslash 3}g%rho%pi R^3</annotation>
  </semantics>
</math>
</file>

<file path=Object 2/content.xml><?xml version="1.0" encoding="utf-8"?>
<math xmlns="http://www.w3.org/1998/Math/MathML" display="block">
  <semantics>
    <mrow>
      <mrow>
        <msub>
          <mi>F</mi>
          <mn>2</mn>
        </msub>
        <mo stretchy="false">=</mo>
        <mrow>
          <msub>
            <mi>F</mi>
            <mn>1</mn>
          </msub>
          <mo stretchy="false">+</mo>
          <mi mathvariant="italic">Fg</mi>
        </mrow>
        <mo stretchy="false">=</mo>
        <mrow>
          <msub>
            <mi>F</mi>
            <mn>1</mn>
          </msub>
          <mo stretchy="false">+</mo>
          <mi>V</mi>
        </mrow>
      </mrow>
      <mrow>
        <mi>ρ</mi>
        <mo stretchy="false">=</mo>
        <mrow>
          <msub>
            <mi>F</mi>
            <mn>1</mn>
          </msub>
          <mo stretchy="false">+</mo>
          <mfrac bevelled="true">
            <mn>4</mn>
            <mn>3</mn>
          </mfrac>
        </mrow>
      </mrow>
      <mi>ρ</mi>
      <mi>g</mi>
      <mi>π</mi>
      <mrow>
        <msup>
          <mi>R</mi>
          <mn>3</mn>
        </msup>
        <mo stretchy="false">=</mo>
        <mfrac bevelled="true">
          <mn>5</mn>
          <mn>3</mn>
        </mfrac>
      </mrow>
      <mi>ρ</mi>
      <mi>g</mi>
      <mi>π</mi>
      <msup>
        <mi>R</mi>
        <mn>3</mn>
      </msup>
    </mrow>
    <annotation encoding="StarMath 5.0">F_2 = F_1 + Fg = F_1 + V%rho = F_1 + 4 wideslash  3 %rho g %pi R^3 = 5 wideslash 3 %rho g %pi R^3</annotation>
  </semantics>
</math>
</file>

<file path=Object 3/content.xml><?xml version="1.0" encoding="utf-8"?>
<math xmlns="http://www.w3.org/1998/Math/MathML" display="block">
  <semantics>
    <mrow>
      <mrow>
        <msub>
          <mi>F</mi>
          <mn>3</mn>
        </msub>
        <mo stretchy="false">=</mo>
        <mi>g</mi>
      </mrow>
      <mi>ρ</mi>
      <mi>π</mi>
      <msup>
        <mi>R</mi>
        <mn>3</mn>
      </msup>
    </mrow>
    <annotation encoding="StarMath 5.0">F_3 = g %rho %pi R^3</annotation>
  </semantics>
</math>
</file>

<file path=Object 4/content.xml><?xml version="1.0" encoding="utf-8"?>
<math xmlns="http://www.w3.org/1998/Math/MathML" display="block">
  <semantics>
    <mrow>
      <mfrac>
        <mrow>
          <mfrac bevelled="true">
            <mn>5</mn>
            <mn>3</mn>
          </mfrac>
          <mi>g</mi>
          <mi>ρ</mi>
          <mi>π</mi>
          <msup>
            <mi>R</mi>
            <mn>3</mn>
          </msup>
        </mrow>
        <mrow>
          <mfrac bevelled="true">
            <mn>1</mn>
            <mn>3</mn>
          </mfrac>
          <mi>g</mi>
          <mi>ρ</mi>
          <mi>π</mi>
          <msup>
            <mi>R</mi>
            <mn>3</mn>
          </msup>
        </mrow>
      </mfrac>
      <mo stretchy="false">=</mo>
      <mfrac bevelled="true">
        <mn>5</mn>
        <mn>1</mn>
      </mfrac>
      <mo stretchy="false">=</mo>
      <mn>5</mn>
    </mrow>
    <annotation encoding="StarMath 5.0">{5 wideslash 3 g%rho %pi R^3} over {1 wideslash 3 g%rho %pi R^3} = 5 wideslash 1 = 5</annotation>
  </semantics>
</math>
</file>

<file path=Object 5/content.xml><?xml version="1.0" encoding="utf-8"?>
<math xmlns="http://www.w3.org/1998/Math/MathML" display="block">
  <semantics>
    <mrow>
      <mfrac>
        <mrow>
          <mi>g</mi>
          <mi>ρ</mi>
          <mi>π</mi>
          <msup>
            <mi>R</mi>
            <mn>3</mn>
          </msup>
        </mrow>
        <mrow>
          <mfrac bevelled="true">
            <mn>1</mn>
            <mn>3</mn>
          </mfrac>
          <mi>g</mi>
          <mi>ρ</mi>
          <mi>π</mi>
          <msup>
            <mi>R</mi>
            <mn>3</mn>
          </msup>
        </mrow>
      </mfrac>
      <mo stretchy="false">=</mo>
      <mn>3</mn>
    </mrow>
    <annotation encoding="StarMath 5.0">{g%rho %pi R^3} over {1 wideslash 3 g%rho %pi R^3} = 3</annotation>
  </semantics>
</math>
</file>